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7146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7147" svg:stroke-width="0cm" svg:stroke-color="#000000" draw:marker-start="" draw:marker-start-width="0.3cm" draw:marker-start-center="false" draw:marker-end="" draw:marker-end-width="0.3cm" draw:marker-end-center="false" draw:fill="none" draw:fill-color="#99ccff" fo:min-height="0.459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148" svg:stroke-width="0cm" svg:stroke-color="#000000" draw:marker-start="" draw:marker-start-width="0.3cm" draw:marker-start-center="false" draw:marker-end="" draw:marker-end-width="0.3cm" draw:marker-end-center="false" draw:fill="none" draw:fill-color="#99ccff" fo:min-height="0.459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97cm" svg:height="0.38cm" svg:x="10.116cm" svg:y="15.434cm">
            <draw:text-box>
              <text:p text:style-name="P1"><text:span text:style-name="T1">O</text:span></text:p>
            </draw:text-box>
          </draw:frame>
          <draw:line draw:style-name="gr2" draw:text-style-name="P3" draw:layer="layout" svg:x1="10.291cm" svg:y1="15.357cm" svg:x2="13.691cm" svg:y2="13.862cm">
            <text:p/>
          </draw:line>
          <draw:line draw:style-name="gr2" draw:text-style-name="P3" draw:layer="layout" svg:x1="10.313cm" svg:y1="15.357cm" svg:x2="7.22cm" svg:y2="13.862cm">
            <text:p/>
          </draw:line>
          <draw:frame draw:style-name="gr3" draw:text-style-name="P4" draw:layer="layout" svg:width="0.19cm" svg:height="0.459cm" svg:x="13.609cm" svg:y="13.883cm">
            <draw:text-box>
              <text:p text:style-name="P1"><text:span text:style-name="T2">x</text:span></text:p>
            </draw:text-box>
          </draw:frame>
          <draw:frame draw:style-name="gr4" draw:text-style-name="P4" draw:layer="layout" svg:width="0.19cm" svg:height="0.459cm" svg:x="7.128cm" svg:y="13.89cm">
            <draw:text-box>
              <text:p text:style-name="P1"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02:51.636329638</meta:creation-date>
    <dc:date>2018-02-09T12:03:23.005252854</dc:date>
    <meta:editing-duration>PT31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